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e2fa" officeooo:paragraph-rsid="0008e2fa"/>
    </style:style>
    <style:style style:name="P2" style:family="paragraph" style:parent-style-name="Standard" style:list-style-name="L1">
      <style:text-properties officeooo:rsid="0008e2fa" officeooo:paragraph-rsid="0008e2fa"/>
    </style:style>
    <style:style style:name="P3" style:family="paragraph" style:parent-style-name="Standard" style:list-style-name="L2">
      <style:text-properties officeooo:rsid="0009e566" officeooo:paragraph-rsid="0009e566"/>
    </style:style>
    <style:style style:name="P4" style:family="paragraph" style:parent-style-name="Standard" style:list-style-name="L1">
      <style:text-properties officeooo:rsid="0009e566" officeooo:paragraph-rsid="0009e566"/>
    </style:style>
    <style:style style:name="P5" style:family="paragraph" style:parent-style-name="Standard" style:list-style-name="L3">
      <style:text-properties officeooo:rsid="0009e566" officeooo:paragraph-rsid="0009e566"/>
    </style:style>
    <style:style style:name="P6" style:family="paragraph" style:parent-style-name="Standard" style:list-style-name="L3">
      <style:text-properties officeooo:paragraph-rsid="0009e566"/>
    </style:style>
    <style:style style:name="P7" style:family="paragraph" style:parent-style-name="Standard" style:list-style-name="L3">
      <style:text-properties officeooo:rsid="000d3d48" officeooo:paragraph-rsid="000d3d48"/>
    </style:style>
    <style:style style:name="T1" style:family="text">
      <style:text-properties officeooo:rsid="0008e2fa"/>
    </style:style>
    <style:style style:name="T2" style:family="text">
      <style:text-properties officeooo:rsid="0009e5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40924963" text:style-name="L1">
        <text:list-item>
          <text:p text:style-name="P4">vyčistit</text:p>
        </text:list-item>
      </text:list>
      <text:list xml:id="list1287360604" text:style-name="L3">
        <text:list-item>
          <text:list>
            <text:list-item>
              <text:p text:style-name="P6"><text:span text:style-name="T1">vyházet nepotřebné </text:span><text:span text:style-name="T2">znaky: čárky, tečky, interpunkci</text:span></text:p>
            </text:list-item>
            <text:list-item>
              <text:p text:style-name="P5">vyházet nepotřebné výrazy: zkratky, nevhodné výrazi</text:p>
            </text:list-item>
            <text:list-item>
              <text:p text:style-name="P7">použití Regular expresions</text:p>
            </text:list-item>
          </text:list>
        </text:list-item>
      </text:list>
      <text:list xml:id="list135459638223391" text:continue-list="list3740924963" text:style-name="L1">
        <text:list-item>
          <text:p text:style-name="P2">spočítat frekvenci N-tic</text:p>
        </text:list-item>
        <text:list-item>
          <text:p text:style-name="P2">nahradit málo používané výrazy žolíkem</text:p>
        </text:list-item>
        <text:list-item>
          <text:p text:style-name="P2">seřadit N-tice, tak, aby se mi v tom lépe vyhledávalo</text:p>
        </text:list-item>
        <text:list-item>
          <text:p text:style-name="P2">přiřadit hodnoty N-ticím, tak aby to odpovídalo délkám N-tic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30T08:01:26.992000000</meta:creation-date>
    <meta:editing-duration>PT25M40S</meta:editing-duration>
    <meta:editing-cycles>5</meta:editing-cycles>
    <meta:generator>LibreOffice/6.4.0.3$Windows_X86_64 LibreOffice_project/b0a288ab3d2d4774cb44b62f04d5d28733ac6df8</meta:generator>
    <dc:date>2021-01-22T13:54:57.939000000</dc:date>
    <meta:document-statistic meta:table-count="0" meta:image-count="0" meta:object-count="0" meta:page-count="1" meta:paragraph-count="8" meta:word-count="51" meta:character-count="324" meta:non-whitespace-character-count="289"/>
  </office:meta>
</office:document-meta>
</file>